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0pt" officeooo:rsid="001ee80b" officeooo:paragraph-rsid="001ee80b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0pt" officeooo:rsid="001ee80b" officeooo:paragraph-rsid="001f258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0pt" officeooo:rsid="001ee80b" officeooo:paragraph-rsid="001ee80b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0pt" officeooo:rsid="001ee80b" officeooo:paragraph-rsid="001f258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0pt" officeooo:rsid="001f258d" officeooo:paragraph-rsid="001f258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0pt" fo:font-style="normal" fo:font-weight="normal" officeooo:rsid="001ee80b" officeooo:paragraph-rsid="001ee80b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1pt" fo:font-style="italic" fo:font-weight="bold" officeooo:rsid="001ee80b" officeooo:paragraph-rsid="001ee80b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1pt" fo:font-style="italic" fo:font-weight="bold" officeooo:rsid="001f258d" officeooo:paragraph-rsid="001f258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rsid="001ee80b" officeooo:paragraph-rsid="001ee80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3pt" fo:font-style="italic" fo:font-weight="bold" officeooo:rsid="001ee80b" officeooo:paragraph-rsid="001ee80b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3pt" fo:font-style="italic" fo:font-weight="bold" officeooo:rsid="001f258d" officeooo:paragraph-rsid="001f258d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rsid="001ee80b" officeooo:paragraph-rsid="001f258d" fo:background-color="#00000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paragraph-rsid="001f258d" fo:background-color="#000000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0pt" officeooo:rsid="001ee80b" officeooo:paragraph-rsid="001f8469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1pt" fo:font-style="italic" fo:font-weight="bold" officeooo:rsid="001f8469" officeooo:paragraph-rsid="001f8469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258d"/>
    </style:style>
    <style:style style:name="T3" style:family="text">
      <style:text-properties fo:color="#c586c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 officeooo:rsid="001f258d"/>
    </style:style>
    <style:style style:name="T8" style:family="text">
      <style:text-properties fo:color="#4ec9b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officeooo:rsid="001f258d"/>
    </style:style>
    <style:style style:name="T12" style:family="text">
      <style:text-properties officeooo:rsid="001f8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klář <text:s/>| <text:s/>IV.C <text:s/>| <text:s/>2. Skupina <text:s/>| <text:s/>2006</text:p>
      <text:p text:style-name="P1">___________________________________________________________________________________________________________</text:p>
      <text:p text:style-name="P9"/>
      <text:p text:style-name="P10">Tvorba NEXT.js prograu pomocou terminálu</text:p>
      <text:p text:style-name="P3"><text:span text:style-name="T1">&gt;_ </text:span>npx <text:a xlink:type="simple" xlink:href="mailto:create-next-app@latest" text:style-name="Internet_20_link" text:visited-style-name="Visited_20_Internet_20_Link">create-next-app@latest</text:a></text:p>
      <text:p text:style-name="P3"/>
      <text:p text:style-name="P7">Vypýta otázky:</text:p>
      <text:p text:style-name="P3">What is your project named? my-app</text:p>
      <text:p text:style-name="P3">Would you like to use TypeScript? No / Yes</text:p>
      <text:p text:style-name="P3">Would you like to use ESLint? No / Yes</text:p>
      <text:p text:style-name="P3">Would you like to use Tailwind CSS? No / Yes</text:p>
      <text:p text:style-name="P3">Would you like your code inside a `src/` directory? No / Yes</text:p>
      <text:p text:style-name="P3">Would you like to use App Router? (recommended) No / Yes</text:p>
      <text:p text:style-name="P3">Would you like to customize the import alias (`@/*` by default)? No / Yes</text:p>
      <text:p text:style-name="P3"/>
      <text:p text:style-name="P7">V prípade zoska-snap programu:</text:p>
      <text:p text:style-name="P3">„zoska-snap“ ; Yes ; Yes ; No ; Yes ; Yes ; No</text:p>
      <text:p text:style-name="P3"/>
      <text:p text:style-name="P1">___________________________________________________________________________________________________________</text:p>
      <text:p text:style-name="P3"/>
      <text:p text:style-name="P10">MaterialUI</text:p>
      <text:p text:style-name="P6"><text:span text:style-name="T1">&gt;_ </text:span>npm install @mui/material @emotion/react @emotion/styled</text:p>
      <text:p text:style-name="P6"/>
      <text:p text:style-name="P8">Základný text</text:p>
      <text:p text:style-name="P13"><text:span text:style-name="T3">import</text:span> <text:span text:style-name="T4">Typography</text:span> <text:span text:style-name="T3">from</text:span> <text:span text:style-name="T5">"@mui/material/Typography"</text:span>;</text:p>
      <text:p text:style-name="P13"><text:span text:style-name="T6">&lt;</text:span><text:span text:style-name="T8">Typography</text:span><text:span text:style-name="T6">&gt;</text:span> Podmienky používania ZoškaSnap <text:span text:style-name="T6">&lt;/</text:span><text:span text:style-name="T8">Typography</text:span><text:span text:style-name="T6">&gt;</text:span></text:p>
      <text:p text:style-name="P4"/>
      <text:p text:style-name="P6"/>
      <text:p text:style-name="P2">___________________________________________________________________________________________________________</text:p>
      <text:p text:style-name="P4"/>
      <text:p text:style-name="P11">React</text:p>
      <text:p text:style-name="P8">Localhost zapnutie</text:p>
      <text:p text:style-name="P4">&gt;<text:span text:style-name="T2">_ npm start dev</text:span></text:p>
      <text:p text:style-name="P5">localhost:3000/</text:p>
      <text:p text:style-name="P11"/>
      <text:p text:style-name="P8">Rezervované názvy</text:p>
      <text:p text:style-name="P4">„<text:span text:style-name="T2">page.tsx“ | „layout.tsx“ | „not-found.tsx“</text:span></text:p>
      <text:p text:style-name="P4"/>
      <text:p text:style-name="P8">Podstránky</text:p>
      <text:p text:style-name="P5">Tvorené pomocou priečinkov pod /src/</text:p>
      <text:p text:style-name="P4"/>
      <text:p text:style-name="P8">Základ stránky</text:p>
      <text:p text:style-name="P14"><text:span text:style-name="T3">export</text:span> <text:span text:style-name="T3">default</text:span> <text:span text:style-name="T9">function</text:span> <text:span text:style-name="T10">&lt;</text:span><text:span text:style-name="T11">Názov&gt;</text:span>() {</text:p>
      <text:p text:style-name="P12"><text:span text:style-name="T3"><text:s text:c="4"/>return</text:span> (</text:p>
      <text:p text:style-name="P12"><text:span text:style-name="T6"><text:s text:c="8"/></text:span><text:span text:style-name="T7">#################Kód stránky####################</text:span></text:p>
      <text:p text:style-name="P12"><text:s text:c="4"/>);</text:p>
      <text:p text:style-name="P12">}</text:p>
      <text:p text:style-name="P14"/>
      <text:p text:style-name="P16">Git</text:p>
      <text:p text:style-name="P15">„<text:span text:style-name="T12">git init“ | „git branch -m &lt;name&gt;“ | git config –-global user.name “username“ | git config –-global user.email “email“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51.540044260</meta:creation-date>
    <dc:date>2024-09-26T12:40:16.390421741</dc:date>
    <meta:editing-duration>PT59M38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37" meta:word-count="182" meta:character-count="1465" meta:non-whitespace-character-count="1298"/>
  </office:meta>
</office:document-meta>
</file>